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break-before="page"/>
      <style:text-properties style:font-name="Times New Roman" fo:font-style="normal" style:font-style-asian="normal" style:font-style-complex="normal"/>
    </style:style>
    <style:style style:name="P5" style:family="paragraph" style:parent-style-name="Standard" style:list-style-name="L1"/>
    <style:style style:name="P6" style:family="paragraph" style:parent-style-name="Standard" style:list-style-name="L1">
      <style:text-properties style:font-name="Times New Roman" fo:font-style="normal" style:font-style-asian="normal" style:font-style-complex="normal"/>
    </style:style>
    <style:style style:name="P7" style:family="paragraph" style:parent-style-name="Standard" style:list-style-name="L2"/>
    <style:style style:name="P8" style:family="paragraph" style:parent-style-name="Standard" style:list-style-name="L1">
      <style:paragraph-properties fo:break-before="page"/>
    </style:style>
    <style:style style:name="T1" style:family="text">
      <style:text-properties fo:font-weight="bold" style:font-weight-asian="bold" style:font-weight-complex="bold"/>
    </style:style>
    <style:style style:name="T2" style:family="text">
      <style:text-properties style:font-name="Courier New" fo:font-weight="normal" style:font-weight-asian="normal" style:font-weight-complex="normal"/>
    </style:style>
    <style:style style:name="T3" style:family="text">
      <style:text-properties style:font-name="Times New Roman" fo:font-style="normal" style:font-style-asian="normal" style:font-style-complex="normal"/>
    </style:style>
    <style:style style:name="T4" style:family="text">
      <style:text-properties style:font-name="Times New Roman"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ule 1 - <text:s/>Basic Programming Concepts</text:p>
      <text:p text:style-name="Standard"/>
      <text:p text:style-name="P2">Chapter 3 – Operators</text:p>
      <text:p text:style-name="Standard"/>
      <text:p text:style-name="P3">Questionnaire</text:p>
      <text:p text:style-name="Standard"/>
      <text:list xml:id="list42207914" text:style-name="L1">
        <text:list-item>
          <text:p text:style-name="P5">In C &amp; eC, what is the <text:span text:style-name="T1">=</text:span> operator for?<text:line-break/></text:p>
        </text:list-item>
        <text:list-item>
          <text:p text:style-name="P5">How do we call operators taking only one operand? <text:s/>Two operands?<text:line-break/></text:p>
        </text:list-item>
        <text:list-item>
          <text:p text:style-name="P5">Given 3 variables, a, b, and c, how do we assign the product of a and b to c? How do we assign the quotient of a divided by b to c?<text:line-break/></text:p>
        </text:list-item>
        <text:list-item>
          <text:p text:style-name="P5">What will the variable c be equal to after the following code has executed?<text:line-break/>int a = 12, b = 7, c;<text:line-break/>c = b - a + 23;<text:line-break/></text:p>
        </text:list-item>
        <text:list-item>
          <text:p text:style-name="P5">What will the data type of the expression 'a + b' be, given that a has been declared as<text:line-break/>float a; and b as int b; ?<text:line-break/></text:p>
        </text:list-item>
        <text:list-item>
          <text:p text:style-name="P5">What is the value of the variable result after the following code has executed?<text:line-break/>int result = 5 + 3 * 4;<text:line-break/></text:p>
        </text:list-item>
        <text:list-item>
          <text:p text:style-name="P5">How can we change the priority of operations in the above expression for it to give 32 ?<text:line-break/></text:p>
        </text:list-item>
        <text:list-item>
          <text:p text:style-name="P5">What is the value of the variable result after the following code has executed?<text:line-break/>int result = 17 / 4;<text:line-break/></text:p>
        </text:list-item>
        <text:list-item>
          <text:p text:style-name="P5">How can we obtain the remainder of that division? What is it?<text:line-break/></text:p>
        </text:list-item>
        <text:list-item>
          <text:p text:style-name="P5">How can we obtain the floating-point result of that division (including the fractional part)? What is it?<text:line-break/></text:p>
        </text:list-item>
        <text:list-item>
          <text:p text:style-name="P5">How can we rewrite a = a + 5; using a simpler form, using a different operator specific to that purpose?<text:line-break/></text:p>
        </text:list-item>
        <text:list-item>
          <text:p text:style-name="P5">How can we rewrite a = a + 1; using the simplest form, using an operator specific to that purpose?<text:line-break/></text:p>
        </text:list-item>
        <text:list-item>
          <text:p text:style-name="P5">What is the value of the variable result after the following code has executed?<text:line-break/>int a = 7, b = 24;<text:line-break/>int result = a++ * 4 - --b / 6;<text:line-break/></text:p>
        </text:list-item>
        <text:list-item>
          <text:p text:style-name="P5">When the resulting value of the combined increment/decrement-assignment operator expressions are not used, does it matter whether the postfix (e.g. a++) or prefix (e.g. ++a) is used? If not, which of the two does the <text:span text:style-name="T6">Tao</text:span> suggest to use?<text:line-break/></text:p>
        </text:list-item>
        <text:list-item>
          <text:p text:style-name="P5">In eC, what is the data type of the result of a relational operation expression?<text:line-break/></text:p>
        </text:list-item>
        <text:list-item>
          <text:p text:style-name="P5"><text:soft-page-break/>What are the possible values for that data type?<text:line-break/></text:p>
        </text:list-item>
        <text:list-item>
          <text:p text:style-name="P5">Given two integer variables, a and b, how can we assign the result of a comparison checking whether b is greater or equal to 'a' to a third variable named 'result'?<text:line-break/></text:p>
        </text:list-item>
        <text:list-item>
          <text:p text:style-name="P5">How do we write the comparison expression to check for the inequality of two variables named a and b?<text:line-break/></text:p>
        </text:list-item>
        <text:list-item>
          <text:p text:style-name="P5">Given the declaration of a 'int a = 10;' what is the value of the expression 'a = 5' ? What value will 'a' be equal to after that expression has been evaluated?<text:line-break/></text:p>
        </text:list-item>
        <text:list-item>
          <text:p text:style-name="P5">Given the declaration of 'int a = 10;' what is the value of the expression 'a == 5'? What value will 'a' be equal to after that expression has been evaluated?<text:line-break/></text:p>
        </text:list-item>
        <text:list-item>
          <text:p text:style-name="P5">What value will a and b be equal to after the following code has executed?<text:line-break/>int a = 7, b = 7;<text:line-break/>a = (b == 7) + 7; <text:line-break/></text:p>
        </text:list-item>
        <text:list-item>
          <text:p text:style-name="P5">In Pascal / Delphi, what is the assignment operator?<text:line-break/></text:p>
        </text:list-item>
        <text:list-item>
          <text:p text:style-name="P5">How can we conveniently convert an integer value to assign it to an eC boolean data type?<text:line-break/></text:p>
        </text:list-item>
        <text:list-item>
          <text:p text:style-name="P5">What logical operation is the conversion in #23 equivalent to?<text:line-break/></text:p>
        </text:list-item>
        <text:list-item>
          <text:p text:style-name="P5">Given the declarations int a = 7, b = 9, c = 0; , what is the value of the following expressions?</text:p>
          <text:list>
            <text:list-item>
              <text:p text:style-name="P5">a &gt; 2 &amp;&amp; a &lt; 8</text:p>
            </text:list-item>
            <text:list-item>
              <text:p text:style-name="P5">a &lt; 6 || b &gt; 8</text:p>
            </text:list-item>
            <text:list-item>
              <text:p text:style-name="P5">a &gt;= 7 &amp;&amp; b &lt; 10</text:p>
            </text:list-item>
            <text:list-item>
              <text:p text:style-name="P5">a &amp;&amp; b &amp;&amp; c</text:p>
            </text:list-item>
            <text:list-item>
              <text:p text:style-name="P5">a || c</text:p>
            </text:list-item>
            <text:list-item>
              <text:p text:style-name="P5">!a</text:p>
            </text:list-item>
            <text:list-item>
              <text:p text:style-name="P5">!b || !c</text:p>
            </text:list-item>
            <text:list-item>
              <text:p text:style-name="P5">!!c</text:p>
            </text:list-item>
            <text:list-item>
              <text:p text:style-name="P5">!(a &gt; 5 &amp;&amp; b == 9)</text:p>
            </text:list-item>
            <text:list-item>
              <text:p text:style-name="P5">(c = 5) || (a = 0)</text:p>
            </text:list-item>
            <text:list-item>
              <text:p text:style-name="P5">!(c &gt; 7 || b &lt;= 9) &amp;&amp; !c<text:line-break/></text:p>
            </text:list-item>
          </text:list>
        </text:list-item>
        <text:list-item>
          <text:p text:style-name="P5">There is an erratum on page 25 of the <text:span text:style-name="T6">Tao</text:span>. As correctly stated in the precedence table on page 27, the precedence of the AND and OR operators are <text:span text:style-name="T1">NOT</text:span> the same. In light of this, what is the value of the following expression, given the declarations int a = 3, b = 8, c = 9; ?<text:line-break/>a &gt;= 3 || b &lt; 8 &amp;&amp; c != 9<text:line-break/><text:line-break/></text:p>
        </text:list-item>
        <text:list-item>
          <text:p text:style-name="P5">The GCC compiler will issue a warning with the above code because it is ambiguous to read for programmers. The warning is issued any time the AND (&amp;&amp;) and OR (||) operators are mixed together without parentheses. Assuming the default precedence was the intended one, how can it be rewritten to be easier to understand?</text:p>
        </text:list-item>
        <text:list-item>
          <text:p text:style-name="P8">Given the declarations: int a = 7, b = 11, c = 17; and the function:<text:line-break/>bool IsGreaterThan10(int value) { PrintLn("IsGreaterThan10!"); return value &gt; 10; }<text:line-break/></text:p>
          <text:p text:style-name="P5">Answer these three questions relating to the evaluation of each of the following expressions:<text:line-break/>1) What will the value of a be after it has been evaluated? <text:line-break/>2) Was TestFunction() called during the evaluation?<text:line-break/>3) What does the expression evaluate to?<text:line-break/></text:p>
          <text:list>
            <text:list-item>
              <text:p text:style-name="P5">a &gt; 6 &amp;&amp; IsGreaterThan10(b)</text:p>
            </text:list-item>
            <text:list-item>
              <text:p text:style-name="P5">IsGreaterThan10(a) &amp;&amp; (a = 12)</text:p>
            </text:list-item>
            <text:list-item>
              <text:p text:style-name="P5">(a = 12) &amp;&amp; IsGreaterThan10(a)</text:p>
            </text:list-item>
            <text:list-item>
              <text:p text:style-name="P5">(a = 0) &amp;&amp; IsGreaterThan10(a)</text:p>
            </text:list-item>
            <text:list-item>
              <text:p text:style-name="P5">(c == 12) || IsGreaterThan10(b)</text:p>
            </text:list-item>
            <text:list-item>
              <text:p text:style-name="P5">(b &gt; 8 &amp;&amp; a &lt; 4) || IsGreaterThan10(c)</text:p>
            </text:list-item>
            <text:list-item>
              <text:p text:style-name="P5">(c &lt; 16 || b % 2) &amp;&amp; IsGreaterThan10(a)</text:p>
            </text:list-item>
            <text:list-item>
              <text:p text:style-name="P5">c - b &lt; a &amp;&amp; (a = 12) &amp;&amp; IsGreaterThan10(a)</text:p>
            </text:list-item>
            <text:list-item>
              <text:p text:style-name="P5">(c &gt; 15 &amp;&amp; (b = 7)) || IsGreaterThan10(b) || (a = 5)</text:p>
            </text:list-item>
            <text:list-item>
              <text:p text:style-name="P5">b = (a = (c = 12) + (a = 12) + IsGreaterThan10(b) * 12)<text:span text:style-name="T3"><text:line-break/></text:span></text:p>
            </text:list-item>
          </text:list>
        </text:list-item>
        <text:list-item>
          <text:p text:style-name="P6">Given: byte a = 0x5B, b = 0x83; , what will the following expressions evaluate to?</text:p>
          <text:list>
            <text:list-item>
              <text:p text:style-name="P6">a &amp; b</text:p>
            </text:list-item>
            <text:list-item>
              <text:p text:style-name="P6">a | b</text:p>
            </text:list-item>
            <text:list-item>
              <text:p text:style-name="P6">a ^ b</text:p>
            </text:list-item>
            <text:list-item>
              <text:p text:style-name="P6">~a</text:p>
            </text:list-item>
            <text:list-item>
              <text:p text:style-name="P6">(a &amp; b) ^ b</text:p>
            </text:list-item>
            <text:list-item>
              <text:p text:style-name="P6">a ^ a</text:p>
            </text:list-item>
            <text:list-item>
              <text:p text:style-name="P6">a &lt;&lt; 1</text:p>
            </text:list-item>
            <text:list-item>
              <text:p text:style-name="P6">b &gt;&gt; 5</text:p>
            </text:list-item>
            <text:list-item>
              <text:p text:style-name="P6">(a &amp; 0x10) &gt;&gt; 4</text:p>
            </text:list-item>
            <text:list-item>
              <text:p text:style-name="P6">(b &amp; 0x0F) == 3<text:line-break/></text:p>
            </text:list-item>
          </text:list>
        </text:list-item>
        <text:list-item>
          <text:p text:style-name="P6">Given the variables a, b and c, how can we make use of the bitwise operator to check whether only one of these two conditions are true: a &lt; b OR c &gt; a ?<text:line-break/></text:p>
        </text:list-item>
        <text:list-item>
          <text:p text:style-name="P6">Given the declaration: byte a = 0x05; , how can we use the bitwise OR-assignment operator to make it equal to 0x25 ?<text:line-break/></text:p>
        </text:list-item>
        <text:list-item>
          <text:p text:style-name="P6">Given the declarations: byte a = 0x25, b = 0x37; , how can we use the bitwise AND-assignment operator with BOTH a and b, as well as the same constant operand, to obtain a value of 0x20 for a, and a value of 0x30 for b. We effectively want to keep only the high 4 bits of the byte.<text:line-break/></text:p>
        </text:list-item>
        <text:list-item>
          <text:p text:style-name="P6">How can we rewrite the answer to #31 using the constant 0x0F instead of 0xF0? Hint: use the bitwise NOT operator.<text:line-break/></text:p>
        </text:list-item>
        <text:list-item>
          <text:p text:style-name="P6">Given the declaration of byte a = 0x20; , what is the value of a &amp; 0x20 == 0x20 ?<text:line-break/></text:p>
        </text:list-item>
        <text:list-item>
          <text:p text:style-name="P6">How can we rewrite the above expression for the equality to be evaluated last? What value will it then evaluate to?<text:line-break/></text:p>
        </text:list-item>
      </text:list>
      <text:p text:style-name="P4"/>
      <text:p text:style-name="P3">Lab Work<text:line-break/><text:line-break/><text:span text:style-name="T5">Note: You can add </text:span><text:span text:style-name="T2">system("pause");</text:span><text:span text:style-name="T4"> at the end of your Main() method so that the Win32 console stays up and you have time to look at the output. Also make sure to select “Console Application” in the project settings / Linker tab.</text:span></text:p>
      <text:p text:style-name="P3"/>
      <text:list xml:id="list42209388" text:style-name="L2">
        <text:list-item>
          <text:p text:style-name="P7"><text:span text:style-name="T5">Verify your answers to the questionnaire with code. Submit a project with source code which clearly demonstrates the answers to questions:<text:line-break/># 4, 6, 7, 8, 9, 10, 13, 19, 20, 21, 25, 26, 28, 29, 31, 32, 33, 34, 35.<text:line-break/>Use PrintLn to print out the value of variables.<text:line-break/><text:line-break/>You can use printf however to display the results of the bitwise operations in hexadecimal. Use the "0x%02X" format string for that purpose (2 digits hexadecimal in uppercase, prefixed by the C hexadecimal prefix "0x"). Hexadecimal makes it easier to work with bits, since the bits are conveniently aggregated in groups of 4 bits per digit (or half a byte), called "nibbles".<text:line-break/> <text:line-break/>Note that you'll have special trouble with the ~a expression and printf, assign it to a byte variable first and then display the value of that variable.<text:line-break/><text:line-break/></text:span><text:span text:style-name="T7">(A cast to the byte data type should also work, but there is currently a bug in the eC compiler that will inadvertently disable the cast: </text:span><text:a xlink:type="simple" xlink:href="http://ecere.com/mantis/view.php?id=108"><text:span text:style-name="T6">http://ecere.com/mantis/view.php?id=108</text:span></text:a><text:span text:style-name="T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ome St-Louis</meta:initial-creator>
    <meta:creation-date>2010-09-05T02:45:47.17</meta:creation-date>
    <dc:date>2010-09-25T22:08:35.78</dc:date>
    <dc:creator>Jerome St-Louis</dc:creator>
    <meta:editing-duration>PT10H43M36S</meta:editing-duration>
    <meta:editing-cycles>98</meta:editing-cycles>
    <meta:generator>OpenOffice.org/3.2$Win32 OpenOffice.org_project/320m12$Build-9483</meta:generator>
    <meta:document-statistic meta:table-count="0" meta:image-count="0" meta:object-count="0" meta:page-count="4" meta:paragraph-count="72" meta:word-count="1383" meta:character-count="6625"/>
  </office:meta>
</office:document-meta>
</file>